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TableSectionElementImpl.setChOff( String chOf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TableSectionElementImpl.deleteRow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TableSectionElementImpl.cloneNode( boolean de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MLTableSectionElementImpl.insertRowX( int index , HTMLTableRowElementImpl newRow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HTMLTableSectionElementImpl.setVAlign( String vAlig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TableSectionElementImpl.getC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MLTableSectionElementImpl.HTMLTableSectionElementImpl( HTMLDocumentImpl owner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TableSectionElementImpl.getChOf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TableSectionElementImpl.getAlig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TableSectionElementImpl.setCh( String c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MLTableSectionElementImpl.getVAlig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TableSectionElementImpl.insertRow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MLTableSectionElementImpl.getRow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MLTableSectionElementImpl.setAlign( String alig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TableSectionElementImpl.deleteRowX( int ind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